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3333ff" draw:textarea-horizontal-align="justify" draw:textarea-vertical-align="middle" draw:auto-grow-height="false" fo:min-height="1.548cm" fo:min-width="4.306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 fo:min-height="1.548cm" fo:min-width="4.30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3333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solid" draw:fill-color="#5c8526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solid" draw:fill-color="#0047ff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="solid" draw:fill-color="#3333ff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1.992cm" svg:x="0.957cm" svg:y="1.005cm">
          <text:p text:style-name="P1"><text:span text:style-name="T1">Suscepti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cm" svg:height="1.992cm" svg:x="8.029cm" svg:y="0.973cm">
          <text:p text:style-name="P1"><text:span text:style-name="T1">Inf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cm" svg:height="1.992cm" svg:x="15cm" svg:y="0.973cm">
          <text:p text:style-name="P1"><text:span text:style-name="T1">Rem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957cm" svg:y1="2.001cm" svg:x2="8.029cm" svg:y2="1.969cm" draw:start-shape="id1" draw:start-glue-point="1" draw:end-shape="id2" draw:end-glue-point="3" svg:d="M5957 2001l2072-32" svg:viewBox="0 0 2073 33">
          <text:p/>
        </draw:connector>
        <draw:connector draw:style-name="gr4" draw:text-style-name="P1" draw:layer="layout" draw:type="line" svg:x1="13.029cm" svg:y1="1.969cm" svg:x2="15cm" svg:y2="1.969cm" draw:start-shape="id2" draw:start-glue-point="1" draw:end-shape="id3" draw:end-glue-point="3" svg:d="M13029 1969h1971" svg:viewBox="0 0 1972 1">
          <text:p/>
        </draw:connector>
        <draw:connector draw:style-name="gr4" draw:text-style-name="P1" draw:layer="layout" draw:line-skew="0.245cm" svg:x1="17.5cm" svg:y1="2.965cm" svg:x2="3.457cm" svg:y2="2.997cm" draw:start-shape="id3" draw:start-glue-point="2" draw:end-shape="id1" svg:d="M17500 2965v779h-14043v-747" svg:viewBox="0 0 14044 780">
          <text:p/>
        </draw:connector>
        <draw:custom-shape draw:style-name="gr5" draw:text-style-name="P5" draw:layer="layout" svg:width="5cm" svg:height="1.992cm" svg:x="0.958cm" svg:y="1.006cm">
          <text:p text:style-name="P1"><text:span text:style-name="T1">Suscepti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cm" svg:height="1.992cm" svg:x="15.001cm" svg:y="0.974cm">
          <text:p text:style-name="P1"><text:span text:style-name="T1">Rem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ontresor</meta:initial-creator>
    <meta:creation-date>2011-10-02T16:27:53</meta:creation-date>
    <dc:date>2016-03-02T18:43:17.645521000</dc:date>
    <meta:editing-duration>PT18M15S</meta:editing-duration>
    <meta:editing-cycles>5</meta:editing-cycles>
    <meta:generator>LibreOffice/5.1.0.3$MacOSX_X86_64 LibreOffice_project/5e3e00a007d9b3b6efb6797a8b8e57b51ab1f737</meta:generator>
    <meta:document-statistic meta:object-count="8"/>
  </office:meta>
</office:document-meta>
</file>